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O2</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O2</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O2</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O2</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O2</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O2</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O2</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O2</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O2</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O2</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O2</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O2</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O2</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O2</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O2</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O2</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O2</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O2</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office:value-type="string">
            <text:p>O</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4">00/00/0000</text:date>, <text:time style:data-style-name="N2" text:time-value="0000-00-00T23:3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14T18:33:43</dc:date>
    <meta:editing-duration>P3DT2H23M33S</meta:editing-duration>
    <meta:editing-cycles>310</meta:editing-cycles>
    <meta:generator>LibreOffice/3.6$MacOSX_x86 LibreOffice_project/e29a214-2bbed72-0621de6-a97528c-8f066d</meta:generator>
    <meta:document-statistic meta:table-count="1" meta:cell-count="17916" meta:object-count="0"/>
  </office:meta>
</office:document-meta>
</file>